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20.357cm" fo:break-before="page" table:align="left" fo:background-color="transparent">
        <style:background-image/>
      </style:table-properties>
    </style:style>
    <style:style style:name="Table2.A" style:family="table-column">
      <style:table-column-properties style:column-width="1.806cm"/>
    </style:style>
    <style:style style:name="Table2.B" style:family="table-column">
      <style:table-column-properties style:column-width="18.551cm"/>
    </style:style>
    <style:style style:name="Table2.A1" style:family="table-cell">
      <style:table-cell-properties fo:background-color="#ff7b59" fo:padding="0.097cm" fo:border-left="1.3pt solid #000000" fo:border-right="none" fo:border-top="2.3pt solid #000000" fo:border-bottom="2.3pt solid #000000">
        <style:background-image/>
      </style:table-cell-properties>
    </style:style>
    <style:style style:name="Table2.B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2.A2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2.3" style:family="table-row">
      <style:table-row-properties fo:background-color="transparent">
        <style:background-image/>
      </style:table-row-properties>
    </style:style>
    <style:style style:name="Table2.A3" style:family="table-cell">
      <style:table-cell-properties style:vertical-align="" fo:padding="0.097cm" fo:border="0.05pt solid #000000"/>
    </style:style>
    <style:style style:name="Table2.A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0.05pt solid #000000" fo:border-top="none" fo:border-bottom="2.55pt solid #000000"/>
    </style:style>
    <style:style style:name="Table2.A14" style:family="table-cell">
      <style:table-cell-properties fo:padding="0.097cm" fo:border-left="0.05pt solid #000000" fo:border-right="0.05pt solid #000000" fo:border-top="none" fo:border-bottom="2.55pt solid #000000"/>
    </style:style>
    <style:style style:name="Table1" style:family="table">
      <style:table-properties style:width="20.371cm" table:align="margins" fo:background-color="transparent">
        <style:background-image/>
      </style:table-properties>
    </style:style>
    <style:style style:name="Table1.A" style:family="table-column">
      <style:table-column-properties style:column-width="10.185cm" style:rel-column-width="32767*"/>
    </style:style>
    <style:style style:name="Table1.B" style:family="table-column">
      <style:table-column-properties style:column-width="10.186cm" style:rel-column-width="32768*"/>
    </style:style>
    <style:style style:name="Table1.A1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1.A2" style:family="table-cell">
      <style:table-cell-properties fo:background-color="#ffd8ce" fo:padding="0.097cm" fo:border-left="1.3pt solid #000000" fo:border-right="1.3pt solid #000000" fo:border-top="none" fo:border-bottom="2.55pt solid #000000">
        <style:background-image/>
      </style:table-cell-properties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3" style:family="table-cell">
      <style:table-cell-properties fo:padding="0.097cm" fo:border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812ca7"/>
    </style:style>
    <style:style style:name="P2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9ad8b" officeooo:paragraph-rsid="00e9ad8b" style:font-size-asian="16pt" style:font-weight-asian="bold" style:font-size-complex="16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a0886" officeooo:paragraph-rsid="00ea0886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eea5ae" officeooo:paragraph-rsid="00eea5ae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paragraph-rsid="00f1596b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f3b1b2" officeooo:paragraph-rsid="00f3b1b2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" fo:font-size="16pt" fo:font-weight="bold" officeooo:rsid="00fcd725" officeooo:paragraph-rsid="00fcd725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0e9ad8b" style:font-size-asian="12.6000003814697pt" style:font-weight-asian="normal" style:font-size-complex="14.3999996185303pt" style:font-weight-complex="normal"/>
    </style:style>
    <style:style style:name="P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ba765" officeooo:paragraph-rsid="00eba765" style:font-size-asian="12.6000003814697pt" style:font-weight-asian="normal" style:font-size-complex="14.3999996185303pt" style:font-weight-complex="normal"/>
    </style:style>
    <style:style style:name="P1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f47f8a" officeooo:paragraph-rsid="00f47f8a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f6527a" officeooo:paragraph-rsid="00f6527a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ea5ae" officeooo:paragraph-rsid="00f6527a" style:font-size-asian="12.6000003814697pt" style:font-weight-asian="normal" style:font-size-complex="14.3999996185303pt" style:font-weight-complex="normal"/>
    </style:style>
    <style:style style:name="P1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ea5ae" officeooo:paragraph-rsid="00eea5ae" style:font-size-asian="12.6000003814697pt" style:font-weight-asian="normal" style:font-size-complex="14.3999996185303pt" style:font-weight-complex="normal"/>
    </style:style>
    <style:style style:name="P1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fbaff0" officeooo:paragraph-rsid="00fbaff0" style:font-size-asian="12.6000003814697pt" style:font-weight-asian="normal" style:font-size-complex="14.3999996185303pt" style:font-weight-complex="normal"/>
    </style:style>
    <style:style style:name="P1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fcf2bf" officeooo:paragraph-rsid="00fcf2bf" style:font-size-asian="12.6000003814697pt" style:font-weight-asian="normal" style:font-size-complex="14.3999996185303pt" style:font-weight-complex="normal"/>
    </style:style>
    <style:style style:name="P1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fd4920" officeooo:paragraph-rsid="00fd4920" style:font-size-asian="12.6000003814697pt" style:font-weight-asian="normal" style:font-size-complex="14.3999996185303pt" style:font-weight-complex="normal"/>
    </style:style>
    <style:style style:name="P1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fda962" officeooo:paragraph-rsid="01088b70" style:font-size-asian="12.6000003814697pt" style:font-weight-asian="normal" style:font-size-complex="14.3999996185303pt" style:font-weight-complex="normal"/>
    </style:style>
    <style:style style:name="P1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031318" officeooo:paragraph-rsid="01031318" style:font-size-asian="12.6000003814697pt" style:font-weight-asian="normal" style:font-size-complex="14.3999996185303pt" style:font-weight-complex="normal"/>
    </style:style>
    <style:style style:name="P1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0985d9" officeooo:paragraph-rsid="010985d9" style:font-size-asian="12.6000003814697pt" style:font-weight-asian="normal" style:font-size-complex="14.3999996185303pt" style:font-weight-complex="normal"/>
    </style:style>
    <style:style style:name="P2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04546" officeooo:paragraph-rsid="01104546" style:font-size-asian="12.6000003814697pt" style:font-weight-asian="normal" style:font-size-complex="14.3999996185303pt" style:font-weight-complex="normal"/>
    </style:style>
    <style:style style:name="P2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09441" officeooo:paragraph-rsid="01109441" style:font-size-asian="12.6000003814697pt" style:font-weight-asian="normal" style:font-size-complex="14.3999996185303pt" style:font-weight-complex="normal"/>
    </style:style>
    <style:style style:name="P2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484cb" officeooo:paragraph-rsid="011484cb" style:font-size-asian="12.6000003814697pt" style:font-weight-asian="normal" style:font-size-complex="14.3999996185303pt" style:font-weight-complex="normal"/>
    </style:style>
    <style:style style:name="P2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68ed5" officeooo:paragraph-rsid="01168ed5" style:font-size-asian="12.6000003814697pt" style:font-weight-asian="normal" style:font-size-complex="14.3999996185303pt" style:font-weight-complex="normal"/>
    </style:style>
    <style:style style:name="P2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7ae8c" officeooo:paragraph-rsid="0117ae8c" style:font-size-asian="12.6000003814697pt" style:font-weight-asian="normal" style:font-size-complex="14.3999996185303pt" style:font-weight-complex="normal"/>
    </style:style>
    <style:style style:name="P2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8f0d5" officeooo:paragraph-rsid="0118f0d5" style:font-size-asian="12.6000003814697pt" style:font-weight-asian="normal" style:font-size-complex="14.3999996185303pt" style:font-weight-complex="normal"/>
    </style:style>
    <style:style style:name="P2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208d31" officeooo:paragraph-rsid="01208d31" style:font-size-asian="12.6000003814697pt" style:font-weight-asian="normal" style:font-size-complex="14.3999996185303pt" style:font-weight-complex="normal"/>
    </style:style>
    <style:style style:name="P2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20f6dc" officeooo:paragraph-rsid="0120f6dc" style:font-size-asian="12.6000003814697pt" style:font-weight-asian="normal" style:font-size-complex="14.3999996185303pt" style:font-weight-complex="normal"/>
    </style:style>
    <style:style style:name="P2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22b388" officeooo:paragraph-rsid="0122b388" style:font-size-asian="12.6000003814697pt" style:font-weight-asian="normal" style:font-size-complex="14.3999996185303pt" style:font-weight-complex="normal"/>
    </style:style>
    <style:style style:name="P2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2477e6" officeooo:paragraph-rsid="012477e6" style:font-size-asian="12.6000003814697pt" style:font-weight-asian="normal" style:font-size-complex="14.3999996185303pt" style:font-weight-complex="normal"/>
    </style:style>
    <style:style style:name="P3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font-name="Calibri" fo:font-size="16pt" fo:font-weight="bold" officeooo:rsid="012a517e" officeooo:paragraph-rsid="012a517e" style:font-size-asian="16pt" style:font-weight-asian="bold" style:font-size-complex="16pt" style:font-weight-complex="bold"/>
    </style:style>
    <style:style style:name="P3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font-name="Calibri" fo:font-size="16pt" fo:font-weight="bold" officeooo:rsid="012a517e" officeooo:paragraph-rsid="012b4549" style:font-size-asian="16pt" style:font-weight-asian="bold" style:font-size-complex="16pt" style:font-weight-complex="bold"/>
    </style:style>
    <style:style style:name="P3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font-name="Calibri" fo:font-size="16pt" fo:font-weight="bold" officeooo:rsid="012a517e" officeooo:paragraph-rsid="012c883b" style:font-size-asian="16pt" style:font-weight-asian="bold" style:font-size-complex="16pt" style:font-weight-complex="bold"/>
    </style:style>
    <style:style style:name="P3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font-name="Calibri" fo:font-size="16pt" fo:font-weight="bold" officeooo:rsid="012a517e" officeooo:paragraph-rsid="012d13d5" style:font-size-asian="16pt" style:font-weight-asian="bold" style:font-size-complex="16pt" style:font-weight-complex="bold"/>
    </style:style>
    <style:style style:name="P34" style:family="paragraph" style:parent-style-name="Standard">
      <style:text-properties officeooo:rsid="013e6001" officeooo:paragraph-rsid="013e6001"/>
    </style:style>
    <style:style style:name="P35" style:family="paragraph" style:parent-style-name="Standard">
      <style:text-properties officeooo:rsid="01400f27" officeooo:paragraph-rsid="01400f27"/>
    </style:style>
    <style:style style:name="P36" style:family="paragraph" style:parent-style-name="Standard">
      <style:text-properties officeooo:paragraph-rsid="01400f27"/>
    </style:style>
    <style:style style:name="P37" style:family="paragraph" style:parent-style-name="Standard">
      <style:text-properties fo:font-weight="bold" officeooo:paragraph-rsid="01400f27"/>
    </style:style>
    <style:style style:name="P38" style:family="paragraph" style:parent-style-name="Standard">
      <style:text-properties officeooo:rsid="01416f9c" officeooo:paragraph-rsid="01416f9c"/>
    </style:style>
    <style:style style:name="P3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font-name="Calibri" fo:font-size="16pt" fo:font-weight="bold" officeooo:rsid="012d13d5" officeooo:paragraph-rsid="012d13d5" style:font-size-asian="16pt" style:font-weight-asian="bold" style:font-size-complex="16pt" style:font-weight-complex="bold"/>
    </style:style>
    <style:style style:name="P4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font-name="Calibri" fo:font-size="16pt" fo:font-weight="bold" officeooo:rsid="012a517e" officeooo:paragraph-rsid="0130fbea" style:font-size-asian="16pt" style:font-weight-asian="bold" style:font-size-complex="16pt" style:font-weight-complex="bold"/>
    </style:style>
    <style:style style:name="P4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font-name="Calibri" fo:font-size="16pt" fo:font-weight="bold" officeooo:rsid="012a517e" officeooo:paragraph-rsid="013292c5" style:font-size-asian="16pt" style:font-weight-asian="bold" style:font-size-complex="16pt" style:font-weight-complex="bold"/>
    </style:style>
    <style:style style:name="P4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font-name="Calibri" fo:font-size="16pt" fo:font-weight="bold" officeooo:rsid="012a517e" officeooo:paragraph-rsid="0132f886" style:font-size-asian="16pt" style:font-weight-asian="bold" style:font-size-complex="16pt" style:font-weight-complex="bold"/>
    </style:style>
    <style:style style:name="P4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font-name="Calibri" fo:font-size="16pt" fo:font-weight="bold" officeooo:rsid="012a517e" officeooo:paragraph-rsid="01357739" style:font-size-asian="16pt" style:font-weight-asian="bold" style:font-size-complex="16pt" style:font-weight-complex="bold"/>
    </style:style>
    <style:style style:name="P4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font-name="Calibri" fo:font-size="16pt" fo:font-weight="bold" officeooo:rsid="012a517e" officeooo:paragraph-rsid="0136ca8b" style:font-size-asian="16pt" style:font-weight-asian="bold" style:font-size-complex="16pt" style:font-weight-complex="bold"/>
    </style:style>
    <style:style style:name="P4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font-name="Calibri" fo:font-size="16pt" fo:font-weight="bold" officeooo:rsid="012a517e" officeooo:paragraph-rsid="013738aa" style:font-size-asian="16pt" style:font-weight-asian="bold" style:font-size-complex="16pt" style:font-weight-complex="bold"/>
    </style:style>
    <style:style style:name="P46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font-name="Calibri" fo:font-size="16pt" fo:font-weight="bold" officeooo:rsid="012a517e" officeooo:paragraph-rsid="0138701a" style:font-size-asian="16pt" style:font-weight-asian="bold" style:font-size-complex="16pt" style:font-weight-complex="bold"/>
    </style:style>
    <style:style style:name="P47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font-name="Calibri" fo:font-size="16pt" fo:font-weight="bold" officeooo:rsid="012a517e" officeooo:paragraph-rsid="013a5be1" style:font-size-asian="16pt" style:font-weight-asian="bold" style:font-size-complex="16pt" style:font-weight-complex="bold"/>
    </style:style>
    <style:style style:name="P48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c9211e" loext:opacity="100%" style:font-name="Calibri" fo:font-size="16pt" fo:font-weight="bold" officeooo:rsid="012a517e" officeooo:paragraph-rsid="013dd7a4" style:font-size-asian="16pt" style:font-weight-asian="bold" style:font-size-complex="16pt" style:font-weight-complex="bold"/>
    </style:style>
    <style:style style:name="P49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004fa6" officeooo:paragraph-rsid="0130fbea" style:font-size-asian="12.6000003814697pt" style:font-weight-asian="normal" style:font-size-complex="14.3999996185303pt" style:font-weight-complex="normal"/>
    </style:style>
    <style:style style:name="P50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fda962" officeooo:paragraph-rsid="013292c5" style:font-size-asian="12.6000003814697pt" style:font-weight-asian="normal" style:font-size-complex="14.3999996185303pt" style:font-weight-complex="normal"/>
    </style:style>
    <style:style style:name="P51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e9ad8b" officeooo:paragraph-rsid="0132f886" style:font-size-asian="12.6000003814697pt" style:font-weight-asian="normal" style:font-size-complex="14.3999996185303pt" style:font-weight-complex="normal"/>
    </style:style>
    <style:style style:name="P5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062d4c" officeooo:paragraph-rsid="0132f886" style:font-size-asian="12.6000003814697pt" style:font-weight-asian="normal" style:font-size-complex="14.3999996185303pt" style:font-weight-complex="normal"/>
    </style:style>
    <style:style style:name="P53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2a3ac" officeooo:paragraph-rsid="0133f1ec" style:font-size-asian="12.6000003814697pt" style:font-weight-asian="normal" style:font-size-complex="14.3999996185303pt" style:font-weight-complex="normal"/>
    </style:style>
    <style:style style:name="P54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112a3ac" officeooo:paragraph-rsid="0136fc60" style:font-size-asian="12.6000003814697pt" style:font-weight-asian="normal" style:font-size-complex="14.3999996185303pt" style:font-weight-complex="normal"/>
    </style:style>
    <style:style style:name="P55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weight="normal" officeooo:rsid="00fcf2bf" officeooo:paragraph-rsid="013bf33b" style:font-size-asian="12.6000003814697pt" style:font-weight-asian="normal" style:font-size-complex="14.3999996185303pt" style:font-weight-complex="normal"/>
    </style:style>
    <style:style style:name="T1" style:family="text">
      <style:text-properties officeooo:rsid="00e900c5"/>
    </style:style>
    <style:style style:name="T2" style:family="text">
      <style:text-properties officeooo:rsid="00f47f8a"/>
    </style:style>
    <style:style style:name="T3" style:family="text">
      <style:text-properties officeooo:rsid="00f7f499"/>
    </style:style>
    <style:style style:name="T4" style:family="text">
      <style:text-properties officeooo:rsid="00fab54f"/>
    </style:style>
    <style:style style:name="T5" style:family="text">
      <style:text-properties officeooo:rsid="00fdde65"/>
    </style:style>
    <style:style style:name="T6" style:family="text">
      <style:text-properties officeooo:rsid="00fea9e5"/>
    </style:style>
    <style:style style:name="T7" style:family="text">
      <style:text-properties officeooo:rsid="0104420b"/>
    </style:style>
    <style:style style:name="T8" style:family="text">
      <style:text-properties officeooo:rsid="01078c20"/>
    </style:style>
    <style:style style:name="T9" style:family="text">
      <style:text-properties officeooo:rsid="010ad5fb"/>
    </style:style>
    <style:style style:name="T10" style:family="text">
      <style:text-properties officeooo:rsid="010e179c"/>
    </style:style>
    <style:style style:name="T11" style:family="text">
      <style:text-properties officeooo:rsid="010fbebc"/>
    </style:style>
    <style:style style:name="T12" style:family="text">
      <style:text-properties officeooo:rsid="0111b45e"/>
    </style:style>
    <style:style style:name="T13" style:family="text">
      <style:text-properties officeooo:rsid="01187fdc"/>
    </style:style>
    <style:style style:name="T14" style:family="text">
      <style:text-properties officeooo:rsid="011d5d31"/>
    </style:style>
    <style:style style:name="T15" style:family="text">
      <style:text-properties officeooo:rsid="011e5b35"/>
    </style:style>
    <style:style style:name="T16" style:family="text">
      <style:text-properties officeooo:rsid="01208d31"/>
    </style:style>
    <style:style style:name="T17" style:family="text">
      <style:text-properties officeooo:rsid="012096e9"/>
    </style:style>
    <style:style style:name="T18" style:family="text">
      <style:text-properties officeooo:rsid="0122b388"/>
    </style:style>
    <style:style style:name="T19" style:family="text">
      <style:text-properties officeooo:rsid="012531b9"/>
    </style:style>
    <style:style style:name="T20" style:family="text">
      <style:text-properties officeooo:rsid="0126c037"/>
    </style:style>
    <style:style style:name="T21" style:family="text">
      <style:text-properties officeooo:rsid="01276db8"/>
    </style:style>
    <style:style style:name="T22" style:family="text">
      <style:text-properties officeooo:rsid="01279147"/>
    </style:style>
    <style:style style:name="T23" style:family="text">
      <style:text-properties officeooo:rsid="0129ec44"/>
    </style:style>
    <style:style style:name="T24" style:family="text">
      <style:text-properties officeooo:rsid="012b4549"/>
    </style:style>
    <style:style style:name="T25" style:family="text">
      <style:text-properties officeooo:rsid="012c883b"/>
    </style:style>
    <style:style style:name="T26" style:family="text">
      <style:text-properties officeooo:rsid="012d13d5"/>
    </style:style>
    <style:style style:name="T27" style:family="text">
      <style:text-properties officeooo:rsid="0130fbea"/>
    </style:style>
    <style:style style:name="T28" style:family="text">
      <style:text-properties fo:color="#c9211e" loext:opacity="100%" fo:font-size="16pt" fo:font-weight="bold" officeooo:rsid="012d13d5" style:font-size-asian="16pt" style:font-weight-asian="bold" style:font-size-complex="16pt" style:font-weight-complex="bold"/>
    </style:style>
    <style:style style:name="T29" style:family="text">
      <style:text-properties fo:color="#c9211e" loext:opacity="100%" fo:font-size="16pt" fo:font-weight="bold" officeooo:rsid="0130fbea" style:font-size-asian="16pt" style:font-weight-asian="bold" style:font-size-complex="16pt" style:font-weight-complex="bold"/>
    </style:style>
    <style:style style:name="T30" style:family="text">
      <style:text-properties fo:color="#c9211e" loext:opacity="100%" fo:font-size="16pt" fo:font-weight="bold" officeooo:rsid="013292c5" style:font-size-asian="16pt" style:font-weight-asian="bold" style:font-size-complex="16pt" style:font-weight-complex="bold"/>
    </style:style>
    <style:style style:name="T31" style:family="text">
      <style:text-properties fo:color="#c9211e" loext:opacity="100%" fo:font-size="16pt" fo:font-weight="bold" officeooo:rsid="0132f886" style:font-size-asian="16pt" style:font-weight-asian="bold" style:font-size-complex="16pt" style:font-weight-complex="bold"/>
    </style:style>
    <style:style style:name="T32" style:family="text">
      <style:text-properties fo:color="#c9211e" loext:opacity="100%" fo:font-size="16pt" fo:font-weight="bold" officeooo:rsid="0133f1ec" style:font-size-asian="16pt" style:font-weight-asian="bold" style:font-size-complex="16pt" style:font-weight-complex="bold"/>
    </style:style>
    <style:style style:name="T33" style:family="text">
      <style:text-properties fo:color="#c9211e" loext:opacity="100%" fo:font-size="16pt" fo:font-weight="bold" officeooo:rsid="0136fc60" style:font-size-asian="16pt" style:font-weight-asian="bold" style:font-size-complex="16pt" style:font-weight-complex="bold"/>
    </style:style>
    <style:style style:name="T34" style:family="text">
      <style:text-properties fo:color="#c9211e" loext:opacity="100%" fo:font-size="16pt" fo:font-weight="bold" officeooo:rsid="013bf33b" style:font-size-asian="16pt" style:font-weight-asian="bold" style:font-size-complex="16pt" style:font-weight-complex="bold"/>
    </style:style>
    <style:style style:name="T35" style:family="text">
      <style:text-properties fo:color="#c9211e" loext:opacity="100%" fo:font-size="16pt" fo:font-weight="bold" officeooo:rsid="013db937" style:font-size-asian="16pt" style:font-weight-asian="bold" style:font-size-complex="16pt" style:font-weight-complex="bold"/>
    </style:style>
    <style:style style:name="T36" style:family="text">
      <style:text-properties officeooo:rsid="013292c5"/>
    </style:style>
    <style:style style:name="T37" style:family="text">
      <style:text-properties officeooo:rsid="0132f886"/>
    </style:style>
    <style:style style:name="T38" style:family="text">
      <style:text-properties officeooo:rsid="01357739"/>
    </style:style>
    <style:style style:name="T39" style:family="text">
      <style:text-properties officeooo:rsid="0136ca8b"/>
    </style:style>
    <style:style style:name="T40" style:family="text">
      <style:text-properties officeooo:rsid="013738aa"/>
    </style:style>
    <style:style style:name="T41" style:family="text">
      <style:text-properties officeooo:rsid="0138701a"/>
    </style:style>
    <style:style style:name="T42" style:family="text">
      <style:text-properties officeooo:rsid="013a5be1"/>
    </style:style>
    <style:style style:name="T43" style:family="text">
      <style:text-properties officeooo:rsid="013dd7a4"/>
    </style:style>
    <style:style style:name="T44" style:family="text">
      <style:text-properties officeooo:rsid="013fa1ff"/>
    </style:style>
    <style:style style:name="T45" style:family="text">
      <style:text-properties officeooo:rsid="01400f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Line94108831663104">
          <table:table-cell table:style-name="Table2.A1" office:value-type="string">
            <text:p text:style-name="P6">B</text:p>
          </table:table-cell>
          <table:table-cell table:style-name="Table2.B1" office:value-type="string">
            <text:p text:style-name="P5"><text:span text:style-name="T1">Semaine du </text:span><text:span text:style-name="T4">4octobre </text:span><text:span text:style-name="T1">2021</text:span> </text:p>
          </table:table-cell>
        </table:table-row>
        <table:table-row table:style-name="TableLine94108831916560">
          <table:table-cell table:style-name="Table2.A2" table:number-columns-spanned="2" office:value-type="string">
            <text:p text:style-name="P2">Lundi</text:p>
          </table:table-cell>
          <table:covered-table-cell/>
        </table:table-row>
        <table:table-row table:style-name="Table2.3">
          <table:table-cell table:style-name="Table2.A3" table:number-columns-spanned="2" office:value-type="string">
            <text:p text:style-name="P14"><text:span text:style-name="T20">Imprimer </text:span><text:span text:style-name="T21">prep.pdf</text:span>: <text:span text:style-name="T23">prévoir feuille blanche pour évaluation</text:span></text:p>
          </table:table-cell>
          <table:covered-table-cell/>
        </table:table-row>
        <table:table-row table:style-name="Table2.3">
          <table:table-cell table:style-name="Table2.A4" table:number-columns-spanned="2" office:value-type="string">
            <text:p text:style-name="P15">23 élèves</text:p>
            <text:p text:style-name="P30"/>
            <text:p text:style-name="P8">6G</text:p>
            <text:p text:style-name="P8"/>
            <text:p text:style-name="P47"><text:span text:style-name="T26"><text:s/></text:span><text:span text:style-name="T27">done : act3 saufQ4 ; </text:span></text:p>
            <text:p text:style-name="P47"><text:span text:style-name="T27">next : Q4 </text:span><text:span text:style-name="T36">(à corriger direct) </text:span><text:span text:style-name="T42">+ ex1,2</text:span></text:p>
            <text:p text:style-name="P55">mini éval act1 + correction act3Q3a + finir act3 + recopier cours + act4<text:span text:style-name="T28"> </text:span><text:span text:style-name="T35">+ exo </text:span><text:span text:style-name="T34">impr ok</text:span></text:p>
          </table:table-cell>
          <table:covered-table-cell/>
        </table:table-row>
        <table:table-row table:style-name="Table2.3">
          <table:table-cell table:style-name="Table2.A4" table:number-columns-spanned="2" office:value-type="string">
            <text:p text:style-name="P16">24 élèves</text:p>
            <text:p text:style-name="P16">Andrès, 2x 2 x R3 à ramasser</text:p>
            <text:p text:style-name="P8"/>
            <text:p text:style-name="P8">5F</text:p>
            <text:p text:style-name="P26">punition R1 : <text:s text:c="54"/>Fanta</text:p>
            <text:p text:style-name="P49">punition R1R2R3 : Mamadou, Lune, Fatoumata, Fanta K, Andrès, Nawal <text:span text:style-name="T28"><text:s/></text:span><text:span text:style-name="T29">x2</text:span></text:p>
            <text:p text:style-name="P17"/>
            <text:p text:style-name="P40"><text:span text:style-name="T26"><text:s/></text:span><text:span text:style-name="T27">next act4 : finirQ1Q2</text:span></text:p>
            <text:p text:style-name="P50">mini éval act1 <text:span text:style-name="T28"><text:s/></text:span><text:span text:style-name="T30">ok</text:span><text:span text:style-name="T5">+ </text:span><text:span text:style-name="T6">act4 </text:span><text:span text:style-name="T16">+ act5 ?</text:span></text:p>
          </table:table-cell>
          <table:covered-table-cell/>
        </table:table-row>
        <table:table-row table:style-name="Table2.3">
          <table:table-cell table:style-name="Table2.A4" table:number-columns-spanned="2" office:value-type="string">
            <text:p text:style-name="P18"><text:span text:style-name="T9">23élèves //// </text:span>Attention comportement !</text:p>
            <text:p text:style-name="P27"/>
            <text:p text:style-name="P27">Punition : 2xR1 : souleymane</text:p>
            <text:p text:style-name="P8">A<text:span text:style-name="T17">ct3 ok</text:span></text:p>
            <text:p text:style-name="P8">5C</text:p>
            <text:p text:style-name="P8"/>
            <text:p text:style-name="P41"><text:span text:style-name="T26"><text:s/></text:span><text:span text:style-name="T36">next : eval1</text:span></text:p>
            <text:p text:style-name="P51"><text:span text:style-name="T7">éval1 </text:span><text:span text:style-name="T28"><text:s/></text:span><text:span text:style-name="T30">report</text:span><text:span text:style-name="T7">+ <text:s/></text:span><text:span text:style-name="T8">act4 </text:span><text:span text:style-name="T28"><text:s/></text:span><text:span text:style-name="T31">ok</text:span><text:span text:style-name="T14">+ ???</text:span></text:p>
          </table:table-cell>
          <table:covered-table-cell/>
        </table:table-row>
        <table:table-row table:style-name="Table2.3">
          <table:table-cell table:style-name="Table2.A4" table:number-columns-spanned="2" office:value-type="string">
            <text:p text:style-name="P21">Punitions R1R2R3: raïd, kandia, dolynda, marie love ////// <text:span text:style-name="T15">rdv radouane : <text:s/>……………….</text:span></text:p>
            <text:p text:style-name="P8"/>
            <text:p text:style-name="P8"/>
            <text:p text:style-name="P8">5G</text:p>
            <text:p text:style-name="P8"/>
            <text:p text:style-name="P42"><text:span text:style-name="T26"><text:s/></text:span><text:span text:style-name="T37">a parlé pdt eval : dolynda ; aboubacar</text:span></text:p>
            <text:p text:style-name="P51"><text:s/><text:span text:style-name="T28"><text:s/></text:span><text:span text:style-name="T31">exclu + discussion, aboubacar</text:span></text:p>
            <text:p text:style-name="P52">éval act1 <text:span text:style-name="T28"><text:s/></text:span><text:span text:style-name="T31">ok</text:span></text:p>
            <text:p text:style-name="P42"><text:span text:style-name="T26"><text:s/></text:span><text:span text:style-name="T37">+ recopiage noté</text:span></text:p>
            <text:p text:style-name="P52"><text:span text:style-name="T8">+ </text:span><text:span text:style-name="T10">finir de copier le cours act2 </text:span><text:span text:style-name="T28"><text:s/></text:span><text:span text:style-name="T31">pas fait</text:span></text:p>
            <text:p text:style-name="P52"><text:span text:style-name="T10">+ act3 (</text:span><text:span text:style-name="T12">+ act4) ?</text:span><text:span text:style-name="T28"> </text:span><text:span text:style-name="T31">Impr ok</text:span></text:p>
            <text:p text:style-name="P52"><text:span text:style-name="T31"/></text:p>
            <text:p text:style-name="P52"><text:span text:style-name="T31"/></text:p>
            <text:p text:style-name="P52"><text:span text:style-name="T31"/></text:p>
            <text:p text:style-name="P52"><text:span text:style-name="T31"/></text:p>
            <text:p text:style-name="P52"><text:span text:style-name="T31"/></text:p>
            <text:p text:style-name="P52"><text:span text:style-name="T31"/></text:p>
            <text:p text:style-name="P52"><text:span text:style-name="T31"/></text:p>
            <text:p text:style-name="P42"><text:soft-page-break/></text:p>
          </table:table-cell>
          <table:covered-table-cell/>
        </table:table-row>
        <table:table-row table:style-name="Table2.3">
          <table:table-cell table:style-name="Table2.A4" table:number-columns-spanned="2" office:value-type="string">
            <text:p text:style-name="P22">24 élèves</text:p>
            <text:p text:style-name="P8"/>
            <text:p text:style-name="P8"/>
            <text:p text:style-name="P8">5D</text:p>
            <text:p text:style-name="P48"><text:span text:style-name="T26"><text:s/></text:span><text:span text:style-name="T43">punition R1 : jade nassim</text:span></text:p>
            <text:p text:style-name="P43"><text:span text:style-name="T26"><text:s/></text:span><text:span text:style-name="T38">next : eval1</text:span></text:p>
            <text:p text:style-name="P53">finir recopier cours act3 <text:span text:style-name="T28"><text:s/></text:span><text:span text:style-name="T32">a mettre sur pronote</text:span></text:p>
            <text:p text:style-name="P54">+ faire act4 <text:span text:style-name="T28"><text:s text:c="2"/>Q</text:span><text:span text:style-name="T33">1ok Q2 à corriger</text:span></text:p>
            <text:p text:style-name="P44"><text:span text:style-name="T26"><text:s/></text:span><text:span text:style-name="T39">act5 impr ?</text:span></text:p>
          </table:table-cell>
          <table:covered-table-cell/>
        </table:table-row>
        <table:table-row table:style-name="Table2.3">
          <table:table-cell table:style-name="Table2.A4" table:number-columns-spanned="2" office:value-type="string">
            <text:p text:style-name="P23">13élèves</text:p>
            <text:p text:style-name="P24"/>
            <text:p text:style-name="P24">pas faites act2</text:p>
            <text:p text:style-name="P8"/>
            <text:p text:style-name="P8">6A</text:p>
            <text:p text:style-name="P45"><text:span text:style-name="T26"><text:s/></text:span><text:span text:style-name="T40">Q3a corrigé</text:span><text:span text:style-name="T26"> </text:span></text:p>
            <text:p text:style-name="P45"><text:span text:style-name="T40">next, eval Q1</text:span></text:p>
            <text:p text:style-name="P45"><text:span text:style-name="T26"><text:s/></text:span><text:span text:style-name="T40">il faut impr les exo</text:span></text:p>
            <text:p text:style-name="P46"><text:span text:style-name="T26"><text:s/></text:span><text:span text:style-name="T41">punition R1 : francisco hussein</text:span></text:p>
            <text:p text:style-name="P19">act3-&gt;<text:span text:style-name="T13">2</text:span> commencé <text:span text:style-name="T11">(+ act4-&gt;</text:span><text:span text:style-name="T13">3</text:span><text:span text:style-name="T11">?)</text:span></text:p>
          </table:table-cell>
          <table:covered-table-cell/>
        </table:table-row>
        <table:table-row table:style-name="TableLine94108831495408">
          <table:table-cell table:style-name="Table2.A10" table:number-columns-spanned="2" office:value-type="string">
            <text:p text:style-name="P3">Mercredi</text:p>
          </table:table-cell>
          <table:covered-table-cell/>
        </table:table-row>
        <table:table-row table:style-name="Table2.3">
          <table:table-cell table:style-name="Table2.A12" table:number-columns-spanned="2" office:value-type="string">
            <text:p text:style-name="P25">À faire : finir act1Q3</text:p>
            <text:p text:style-name="P9">6B</text:p>
            <text:p text:style-name="P25">finir act1 + cours + act3→2</text:p>
            <text:p text:style-name="P31"><text:s/>next time : eval1 cours sur pronote !!!+ <text:span text:style-name="T24">finir Q1Q2 act3+</text:span> <text:span text:style-name="T24">act2 non faite</text:span></text:p>
            <text:p text:style-name="P30">act4 et exo impr</text:p>
          </table:table-cell>
          <table:covered-table-cell/>
        </table:table-row>
        <table:table-row table:style-name="Table2.3">
          <table:table-cell table:style-name="Table2.A12" table:number-columns-spanned="2" office:value-type="string">
            <text:p text:style-name="P10"/>
            <text:p text:style-name="P28">Arthi doit av copié cours ::act1 !</text:p>
            <text:p text:style-name="P10"/>
            <text:p text:style-name="P10">5H</text:p>
            <text:p text:style-name="P10"/>
            <text:p text:style-name="P10"/>
            <text:p text:style-name="P10">e<text:span text:style-name="T18">val2+ act4 </text:span><text:span text:style-name="T26">impr</text:span><text:span text:style-name="T18">+ (act5)</text:span></text:p>
            <text:p text:style-name="P32"><text:s/><text:span text:style-name="T25">act4Q1Q2ok next : eval3 </text:span><text:span text:style-name="T26">(à connaître symbole pile lampe interrupteur moteur</text:span> </text:p>
          </table:table-cell>
          <table:covered-table-cell/>
        </table:table-row>
        <table:table-row table:style-name="Table2.3">
          <table:table-cell table:style-name="Table2.A14" table:number-columns-spanned="2" office:value-type="string">
            <text:p text:style-name="P20">act2 corrigé til Q7</text:p>
            <text:p text:style-name="P9">6<text:span text:style-name="T2">D</text:span></text:p>
            <text:p text:style-name="P20">commencé act3</text:p>
            <text:p text:style-name="P33"><text:s/><text:span text:style-name="T26">act3 ok : cours à recopier ; next : eval1</text:span></text:p>
          </table:table-cell>
          <table:covered-table-cell/>
        </table:table-row>
        <table:table-row table:style-name="Table2.3">
          <table:table-cell table:style-name="Table2.A14" table:number-columns-spanned="2" office:value-type="string">
            <text:p text:style-name="P29">avoir fini act1Q3</text:p>
            <text:p text:style-name="P10">6H</text:p>
            <text:p text:style-name="P29">act1 + cours + act3 <text:span text:style-name="T19">+ </text:span></text:p>
            <text:p text:style-name="P33"><text:s/><text:span text:style-name="T26">act1cours ok ; act3 oubli impr !!! q1 sur cahier</text:span></text:p>
          </table:table-cell>
          <table:covered-table-cell/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Line94108832300304">
          <table:table-cell table:style-name="Table1.A1" table:number-columns-spanned="2" office:value-type="string">
            <text:p text:style-name="P7">Jeudi 7 octobre : 14 à 17h <text:span text:style-name="T22">(+rdv Hammi ?)</text:span></text:p>
          </table:table-cell>
          <table:covered-table-cell/>
        </table:table-row>
        <text:soft-page-break/>
        <table:table-row table:style-name="TableLine94108831506016">
          <table:table-cell table:style-name="Table1.A2" table:number-columns-spanned="2" office:value-type="string">
            <text:p text:style-name="P4">Vendredi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/>
            <text:p text:style-name="P11"/>
            <text:p text:style-name="P11">5H1</text:p>
            <text:p text:style-name="P33"><text:s/><text:span text:style-name="T26">act4ok ; next, q1 ?</text:span></text:p>
            <text:p text:style-name="P39"><text:s/>Eval ?</text:p>
            <text:p text:style-name="P11"/>
          </table:table-cell>
          <table:table-cell table:style-name="Table1.B3" office:value-type="string">
            <text:p text:style-name="P11"/>
            <text:p text:style-name="P11"/>
            <text:p text:style-name="P11">5H2</text:p>
          </table:table-cell>
        </table:table-row>
        <table:table-row table:style-name="Table1.3">
          <table:table-cell table:style-name="Table1.A4" table:number-columns-spanned="2" office:value-type="string">
            <text:p text:style-name="P12"/>
            <text:p text:style-name="P12"/>
            <text:p text:style-name="P12"/>
            <text:p text:style-name="P12">6E</text:p>
            <text:p text:style-name="P33"><text:s/><text:span text:style-name="T26">act3 ok entier ? act4impr</text:span></text:p>
            <text:p text:style-name="P12"/>
            <text:p text:style-name="P12"/>
          </table:table-cell>
          <table:covered-table-cell/>
        </table:table-row>
        <table:table-row table:style-name="Table1.3">
          <table:table-cell table:style-name="Table1.A5" office:value-type="string">
            <text:p text:style-name="P13"/>
            <text:p text:style-name="P13"/>
            <text:p text:style-name="P13"/>
            <text:p text:style-name="P13">5<text:span text:style-name="T3">D</text:span>1</text:p>
            <text:p text:style-name="P33"><text:s/><text:span text:style-name="T26">act4ok ; next, q1 ? Eval ?</text:span></text:p>
            <text:p text:style-name="P13"/>
            <text:p text:style-name="P13"/>
          </table:table-cell>
          <table:table-cell table:style-name="Table1.B5" office:value-type="string">
            <text:p text:style-name="P13"/>
            <text:p text:style-name="P13"/>
            <text:p text:style-name="P13"/>
            <text:p text:style-name="P13">5<text:span text:style-name="T3">D</text:span>2</text:p>
          </table:table-cell>
        </table:table-row>
      </table:table>
      <text:p text:style-name="P34">Creaneau hdr + impr 6b exo + impr 6h act3 <text:span text:style-name="T44">+ rdv hammi</text:span></text:p>
      <text:p text:style-name="P38">hdr fatoumata à programmer</text:p>
      <text:p text:style-name="P35">mercredi13oct : alerte incendie</text:p>
      <text:p text:style-name="P37">jeudi 14 octobre 2021, à 9h, sur le site INSPE de St Denis (salle 211, deuxième étage).</text:p>
      <text:p text:style-name="P36"><text:span text:style-name="T45">avant 18 octobre : <text:s/>faire part besoin materiel chiffré| </text:span>Madame Boulet <text:span text:style-name="T45">et frederic Saur</text:span></text:p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rlito" svg:font-family="Carlito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H20M41S</meta:editing-duration>
    <meta:editing-cycles>208</meta:editing-cycles>
    <meta:generator>LibreOffice/7.2.1.2$Linux_X86_64 LibreOffice_project/20$Build-2</meta:generator>
    <meta:creation-date>2021-02-11T10:59:54.903285377</meta:creation-date>
    <meta:initial-creator>J Cercy</meta:initial-creator>
    <dc:date>2021-10-10T12:30:40.669268915</dc:date>
    <meta:document-statistic meta:table-count="2" meta:image-count="0" meta:object-count="0" meta:page-count="3" meta:paragraph-count="79" meta:word-count="383" meta:character-count="2001" meta:non-whitespace-character-count="1605"/>
  </office:meta>
</office:document-meta>
</file>